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13d68" officeooo:paragraph-rsid="00013d68"/>
    </style:style>
    <style:style style:name="P2" style:family="paragraph" style:parent-style-name="Standard">
      <style:text-properties style:font-name="Liberation Serif" officeooo:rsid="000788d9" officeooo:paragraph-rsid="000788d9"/>
    </style:style>
    <style:style style:name="P3" style:family="paragraph" style:parent-style-name="Standard">
      <style:text-properties style:font-name="Liberation Serif" officeooo:rsid="000788d9" officeooo:paragraph-rsid="0009818d"/>
    </style:style>
    <style:style style:name="P4" style:family="paragraph" style:parent-style-name="Standard">
      <style:text-properties style:font-name="Liberation Serif" officeooo:rsid="0009818d" officeooo:paragraph-rsid="0009818d"/>
    </style:style>
    <style:style style:name="P5" style:family="paragraph" style:parent-style-name="Standard">
      <style:text-properties style:font-name="Liberation Serif" officeooo:rsid="0003269b" officeooo:paragraph-rsid="00013d68"/>
    </style:style>
    <style:style style:name="P6" style:family="paragraph" style:parent-style-name="Standard">
      <style:text-properties style:font-name="Liberation Serif" officeooo:rsid="000b2b3d" officeooo:paragraph-rsid="000b2b3d"/>
    </style:style>
    <style:style style:name="P7" style:family="paragraph" style:parent-style-name="Standard">
      <style:text-properties style:font-name="Liberation Serif" officeooo:rsid="000b2b3d" officeooo:paragraph-rsid="000c3e4c"/>
    </style:style>
    <style:style style:name="P8" style:family="paragraph" style:parent-style-name="Standard">
      <style:text-properties style:font-name="Liberation Serif" officeooo:rsid="000b2b3d" officeooo:paragraph-rsid="000dc83a"/>
    </style:style>
    <style:style style:name="P9" style:family="paragraph" style:parent-style-name="Standard">
      <style:text-properties style:font-name="Liberation Serif" officeooo:rsid="000f8fab" officeooo:paragraph-rsid="000f8fab"/>
    </style:style>
    <style:style style:name="T1" style:family="text">
      <style:text-properties officeooo:rsid="0009818d"/>
    </style:style>
    <style:style style:name="T2" style:family="text">
      <style:text-properties officeooo:rsid="000b2b3d"/>
    </style:style>
    <style:style style:name="T3" style:family="text">
      <style:text-properties officeooo:rsid="000c3e4c"/>
    </style:style>
    <style:style style:name="T4" style:family="text">
      <style:text-properties officeooo:rsid="000dc8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Training set: Digit : </text:p>
      <text:p text:style-name="P2">Counts </text:p>
      <text:p text:style-name="P2">0 : 940 </text:p>
      <text:p text:style-name="P2">1 : 985 </text:p>
      <text:p text:style-name="P2">2 : 1032 </text:p>
      <text:p text:style-name="P2">3 : 1010 </text:p>
      <text:p text:style-name="P2">4 : 1012 </text:p>
      <text:p text:style-name="P2">5 : 1042 </text:p>
      <text:p text:style-name="P2">6 : 938 </text:p>
      <text:p text:style-name="P2">7 : 1028 </text:p>
      <text:p text:style-name="P2">8 : 994 </text:p>
      <text:p text:style-name="P2">9 : 1009 </text:p>
      <text:p text:style-name="P2"/>
      <text:p text:style-name="P2">Test set: Digit : </text:p>
      <text:p text:style-name="P2">Counts </text:p>
      <text:p text:style-name="P2">0 : 99 </text:p>
      <text:p text:style-name="P2">1 : 111 </text:p>
      <text:p text:style-name="P2">2 : 97 </text:p>
      <text:p text:style-name="P2">3 : 94 </text:p>
      <text:p text:style-name="P2">4 : 110 </text:p>
      <text:p text:style-name="P2">5 : 94 </text:p>
      <text:p text:style-name="P2">6 : 92 </text:p>
      <text:p text:style-name="P2">7 : 105 </text:p>
      <text:p text:style-name="P2">8 : 99 </text:p>
      <text:p text:style-name="P2">9 : 99 </text:p>
      <text:p text:style-name="P2"/>
      <text:p text:style-name="P2">Part a) </text:p>
      <text:p text:style-name="P3"><text:s/></text:p>
      <text:p text:style-name="P3"><text:span text:style-name="T1">cell size: 14X14,</text:span><text:tab/>no. of matched 759 <text:s/>acuracy is 75 % </text:p>
      <text:p text:style-name="P4"/>
      <text:p text:style-name="P2"/>
      <text:p text:style-name="P3">Part <text:span text:style-name="T2">b</text:span>) <text:s/><text:span text:style-name="T1">After no of tree in random forest greater than </text:span>25 <text:span text:style-name="T1">the accuracy(90%) is almot same.</text:span> </text:p>
      <text:p text:style-name="P2"/>
      <text:p text:style-name="P2"><text:s/>no of tree <text:s/>5 <text:s/>no. of matched 823 <text:s/>acuracy is 82 % </text:p>
      <text:p text:style-name="P2"><text:s/>no of tree <text:s/>6 <text:s/>no. of matched 827 <text:s/>acuracy is 82 % </text:p>
      <text:p text:style-name="P2"><text:s/>no of tree <text:s/>7 <text:s/>no. of matched 858 <text:s/>acuracy is 85 % </text:p>
      <text:p text:style-name="P2"><text:s/>no of tree <text:s/>8 <text:s/>no. of matched 857 <text:s/>acuracy is 85 % </text:p>
      <text:p text:style-name="P2"><text:s/>no of tree <text:s/>9 <text:s/>no. of matched 868 <text:s/>acuracy is 86 % </text:p>
      <text:p text:style-name="P2"><text:s/>no of tree <text:s/>10 <text:s/>no. of matched 862 <text:s/>acuracy is 86 % </text:p>
      <text:p text:style-name="P2"><text:s/>no of tree <text:s/>11 <text:s/>no. of matched 864 <text:s/>acuracy is 86 % </text:p>
      <text:p text:style-name="P2"><text:s/>no of tree <text:s/>12 <text:s/>no. of matched 872 <text:s/>acuracy is 87 % </text:p>
      <text:p text:style-name="P2"><text:s/>no of tree <text:s/>13 <text:s/>no. of matched 888 <text:s/>acuracy is 88 % </text:p>
      <text:p text:style-name="P2"><text:s/>no of tree <text:s/>14 <text:s/>no. of matched 878 <text:s/>acuracy is 87 % </text:p>
      <text:p text:style-name="P2"><text:s/>no of tree <text:s/>15 <text:s/>no. of matched 884 <text:s/>acuracy is 88 % </text:p>
      <text:p text:style-name="P2"><text:s/>no of tree <text:s/>16 <text:s/>no. of matched 894 <text:s/>acuracy is 89 % </text:p>
      <text:p text:style-name="P2"><text:s/>no of tree <text:s/>17 <text:s/>no. of matched 878 <text:s/>acuracy is 87 % </text:p>
      <text:p text:style-name="P2"><text:s/>no of tree <text:s/>18 <text:s/>no. of matched 885 <text:s/>acuracy is 88 % </text:p>
      <text:p text:style-name="P2"><text:s/>no of tree <text:s/>19 <text:s/>no. of matched 892 <text:s/>acuracy is 89 % </text:p>
      <text:p text:style-name="P2"><text:s/>no of tree <text:s/>20 <text:s/>no. of matched 876 <text:s/>acuracy is 87 % </text:p>
      <text:p text:style-name="P2"><text:soft-page-break/><text:s/>no of tree <text:s/>21 <text:s/>no. of matched 895 <text:s/>acuracy is 89 % </text:p>
      <text:p text:style-name="P2"><text:s/>no of tree <text:s/>22 <text:s/>no. of matched 886 <text:s/>acuracy is 88 % </text:p>
      <text:p text:style-name="P2"><text:s/>no of tree <text:s/>23 <text:s/>no. of matched 892 <text:s/>acuracy is 89 % </text:p>
      <text:p text:style-name="P2"><text:s/>no of tree <text:s/>24 <text:s/>no. of matched 895 <text:s/>acuracy is 89 % </text:p>
      <text:p text:style-name="P2"><text:s/>no of tree <text:s/>25 <text:s/>no. of matched 900 <text:s/>acuracy is 90 % </text:p>
      <text:p text:style-name="P2"><text:s/>no of tree <text:s/>26 <text:s/>no. of matched 893 <text:s/>acuracy is 89 % </text:p>
      <text:p text:style-name="P2"><text:s/>no of tree <text:s/>27 <text:s/>no. of matched 890 <text:s/>acuracy is 89 % </text:p>
      <text:p text:style-name="P2"><text:s/>no of tree <text:s/>28 <text:s/>no. of matched 895 <text:s/>acuracy is 89 % </text:p>
      <text:p text:style-name="P2"><text:s/>no of tree <text:s/>29 <text:s/>no. of matched 903 <text:s/>acuracy is 90 % </text:p>
      <text:p text:style-name="P2"><text:s/>no of tree <text:s/>30 <text:s/>no. of matched 890 <text:s/>acuracy is 89 % </text:p>
      <text:p text:style-name="P2"><text:s/>no of tree <text:s/>31 <text:s/>no. of matched 893 <text:s/>acuracy is 89 % </text:p>
      <text:p text:style-name="P2"><text:s/>no of tree <text:s/>32 <text:s/>no. of matched 892 <text:s/>acuracy is 89 % </text:p>
      <text:p text:style-name="P2"><text:s/>no of tree <text:s/>33 <text:s/>no. of matched 905 <text:s/>acuracy is 90 % </text:p>
      <text:p text:style-name="P2"><text:s/>no of tree <text:s/>34 <text:s/>no. of matched 893 <text:s/>acuracy is 89 % </text:p>
      <text:p text:style-name="P2"><text:s/>no of tree <text:s/>35 <text:s/>no. of matched 894 <text:s/>acuracy is 89 % </text:p>
      <text:p text:style-name="P2"><text:s/>no of tree <text:s/>36 <text:s/>no. of matched 899 <text:s/>acuracy is 89 % </text:p>
      <text:p text:style-name="P2"><text:s/>no of tree <text:s/>37 <text:s/>no. of matched 898 <text:s/>acuracy is 89 % </text:p>
      <text:p text:style-name="P2"><text:s/>no of tree <text:s/>38 <text:s/>no. of matched 909 <text:s/>acuracy is 90 % </text:p>
      <text:p text:style-name="P2"><text:s/>no of tree <text:s/>39 <text:s/>no. of matched 901 <text:s/>acuracy is 90 % </text:p>
      <text:p text:style-name="P2"><text:s/>no of tree <text:s/>40 <text:s/>no. of matched 898 <text:s/>acuracy is 89 % </text:p>
      <text:p text:style-name="P2"><text:s/>no of tree <text:s/>41 <text:s/>no. of matched 898 <text:s/>acuracy is 89 % </text:p>
      <text:p text:style-name="P2"><text:s/>no of tree <text:s/>42 <text:s/>no. of matched 898 <text:s/>acuracy is 89 % </text:p>
      <text:p text:style-name="P2"><text:s/>no of tree <text:s/>43 <text:s/>no. of matched 903 <text:s/>acuracy is 90 % </text:p>
      <text:p text:style-name="P2"><text:s/>no of tree <text:s/>44 <text:s/>no. of matched 891 <text:s/>acuracy is 89 % </text:p>
      <text:p text:style-name="P2"><text:s/>no of tree <text:s/>45 <text:s/>no. of matched 900 <text:s/>acuracy is 90 % </text:p>
      <text:p text:style-name="P2"><text:s/>no of tree <text:s/>46 <text:s/>no. of matched 896 <text:s/>acuracy is 89 % </text:p>
      <text:p text:style-name="P2"><text:s/>no of tree <text:s/>47 <text:s/>no. of matched 897 <text:s/>acuracy is 89 % </text:p>
      <text:p text:style-name="P2"><text:s/>no of tree <text:s/>48 <text:s/>no. of matched 910 <text:s/>acuracy is 91 % </text:p>
      <text:p text:style-name="P2"><text:s/>no of tree <text:s/>49 <text:s/>no. of matched 899 <text:s/>acuracy is 89 %</text:p>
      <text:p text:style-name="P5"/>
      <text:p text:style-name="P5"/>
      <text:p text:style-name="P5"/>
      <text:p text:style-name="P6">Part c)</text:p>
      <text:p text:style-name="P6"><text:s/>case: <text:s/>when cell size <text:s/><text:span text:style-name="T3">equal to</text:span> 7X7 </text:p>
      <text:p text:style-name="P8"><text:tab/> after no of tree greater than <text:s/><text:span text:style-name="T4">50</text:span> the accuracy (8<text:span text:style-name="T4">3</text:span>%) is almost same.</text:p>
      <text:p text:style-name="P6"/>
      <text:p text:style-name="P6"><text:s/>case: <text:s/>when cell size <text:span text:style-name="T3">equal to</text:span> 14X14 </text:p>
      <text:p text:style-name="P8"><text:tab/> after no of tree greater than <text:s/><text:span text:style-name="T4">54</text:span> the accuracy(<text:span text:style-name="T4">66%</text:span>) is almost same.</text:p>
      <text:p text:style-name="P6"/>
      <text:p text:style-name="P7"><text:s/>case: <text:s/>when cell size <text:span text:style-name="T3">equal to</text:span> 28X28 </text:p>
      <text:p text:style-name="P6"><text:tab/> after no of tree greater <text:span text:style-name="T4">22 </text:span>than <text:s/>44 the accuracy<text:span text:style-name="T4">(36%)</text:span> is almost same.</text:p>
      <text:p text:style-name="P6"/>
      <text:p text:style-name="P6"/>
      <text:p text:style-name="P9">Output given below</text:p>
      <text:p text:style-name="P9">cell size is 7 X 7 <text:s/>no of tree <text:s/>20 <text:s/>no. of matched 771 <text:s/>acuracy is 77 % </text:p>
      <text:p text:style-name="P9">cell size is 7 X 7 <text:s/>no of tree <text:s/>21 <text:s/>no. of matched 774 <text:s/>acuracy is 77 % </text:p>
      <text:p text:style-name="P9">cell size is 7 X 7 <text:s/>no of tree <text:s/>22 <text:s/>no. of matched 773 <text:s/>acuracy is 77 % </text:p>
      <text:p text:style-name="P9">cell size is 7 X 7 <text:s/>no of tree <text:s/>23 <text:s/>no. of matched 771 <text:s/>acuracy is 77 % </text:p>
      <text:p text:style-name="P9">cell size is 7 X 7 <text:s/>no of tree <text:s/>24 <text:s/>no. of matched 772 <text:s/>acuracy is 77 % </text:p>
      <text:p text:style-name="P9">cell size is 7 X 7 <text:s/>no of tree <text:s/>25 <text:s/>no. of matched 766 <text:s/>acuracy is 76 % </text:p>
      <text:p text:style-name="P9"><text:soft-page-break/>cell size is 7 X 7 <text:s/>no of tree <text:s/>26 <text:s/>no. of matched 771 <text:s/>acuracy is 77 % </text:p>
      <text:p text:style-name="P9">cell size is 7 X 7 <text:s/>no of tree <text:s/>27 <text:s/>no. of matched 763 <text:s/>acuracy is 76 % </text:p>
      <text:p text:style-name="P9">cell size is 7 X 7 <text:s/>no of tree <text:s/>28 <text:s/>no. of matched 779 <text:s/>acuracy is 77 % </text:p>
      <text:p text:style-name="P9">cell size is 7 X 7 <text:s/>no of tree <text:s/>29 <text:s/>no. of matched 792 <text:s/>acuracy is 79 % </text:p>
      <text:p text:style-name="P9">cell size is 7 X 7 <text:s/>no of tree <text:s/>30 <text:s/>no. of matched 792 <text:s/>acuracy is 79 % </text:p>
      <text:p text:style-name="P9">cell size is 7 X 7 <text:s/>no of tree <text:s/>31 <text:s/>no. of matched 792 <text:s/>acuracy is 79 % </text:p>
      <text:p text:style-name="P9">cell size is 7 X 7 <text:s/>no of tree <text:s/>32 <text:s/>no. of matched 792 <text:s/>acuracy is 79 % </text:p>
      <text:p text:style-name="P9">cell size is 7 X 7 <text:s/>no of tree <text:s/>33 <text:s/>no. of matched 788 <text:s/>acuracy is 78 % </text:p>
      <text:p text:style-name="P9">cell size is 7 X 7 <text:s/>no of tree <text:s/>34 <text:s/>no. of matched 799 <text:s/>acuracy is 79 % </text:p>
      <text:p text:style-name="P9">cell size is 7 X 7 <text:s/>no of tree <text:s/>35 <text:s/>no. of matched 800 <text:s/>acuracy is 80 % </text:p>
      <text:p text:style-name="P9">cell size is 7 X 7 <text:s/>no of tree <text:s/>36 <text:s/>no. of matched 803 <text:s/>acuracy is 80 % </text:p>
      <text:p text:style-name="P9">cell size is 7 X 7 <text:s/>no of tree <text:s/>37 <text:s/>no. of matched 804 <text:s/>acuracy is 80 % </text:p>
      <text:p text:style-name="P9">cell size is 7 X 7 <text:s/>no of tree <text:s/>38 <text:s/>no. of matched 810 <text:s/>acuracy is 81 % </text:p>
      <text:p text:style-name="P9">cell size is 7 X 7 <text:s/>no of tree <text:s/>39 <text:s/>no. of matched 808 <text:s/>acuracy is 80 % </text:p>
      <text:p text:style-name="P9">cell size is 7 X 7 <text:s/>no of tree <text:s/>40 <text:s/>no. of matched 806 <text:s/>acuracy is 80 % </text:p>
      <text:p text:style-name="P9">cell size is 7 X 7 <text:s/>no of tree <text:s/>41 <text:s/>no. of matched 805 <text:s/>acuracy is 80 % </text:p>
      <text:p text:style-name="P9">cell size is 7 X 7 <text:s/>no of tree <text:s/>42 <text:s/>no. of matched 808 <text:s/>acuracy is 80 % </text:p>
      <text:p text:style-name="P9">cell size is 7 X 7 <text:s/>no of tree <text:s/>43 <text:s/>no. of matched 813 <text:s/>acuracy is 81 % </text:p>
      <text:p text:style-name="P9">cell size is 7 X 7 <text:s/>no of tree <text:s/>44 <text:s/>no. of matched 820 <text:s/>acuracy is 82 % </text:p>
      <text:p text:style-name="P9">cell size is 7 X 7 <text:s/>no of tree <text:s/>45 <text:s/>no. of matched 814 <text:s/>acuracy is 81 % </text:p>
      <text:p text:style-name="P9">cell size is 7 X 7 <text:s/>no of tree <text:s/>46 <text:s/>no. of matched 811 <text:s/>acuracy is 81 % </text:p>
      <text:p text:style-name="P9">cell size is 7 X 7 <text:s/>no of tree <text:s/>47 <text:s/>no. of matched 810 <text:s/>acuracy is 81 % </text:p>
      <text:p text:style-name="P9">cell size is 7 X 7 <text:s/>no of tree <text:s/>48 <text:s/>no. of matched 822 <text:s/>acuracy is 82 % </text:p>
      <text:p text:style-name="P9">cell size is 7 X 7 <text:s/>no of tree <text:s/>49 <text:s/>no. of matched 825 <text:s/>acuracy is 82 % </text:p>
      <text:p text:style-name="P9">cell size is 7 X 7 <text:s/>no of tree <text:s/>50 <text:s/>no. of matched 831 <text:s/>acuracy is 83 % </text:p>
      <text:p text:style-name="P9">cell size is 7 X 7 <text:s/>no of tree <text:s/>51 <text:s/>no. of matched 833 <text:s/>acuracy is 83 % </text:p>
      <text:p text:style-name="P9">cell size is 7 X 7 <text:s/>no of tree <text:s/>52 <text:s/>no. of matched 834 <text:s/>acuracy is 83 % </text:p>
      <text:p text:style-name="P9">cell size is 7 X 7 <text:s/>no of tree <text:s/>53 <text:s/>no. of matched 830 <text:s/>acuracy is 83 % </text:p>
      <text:p text:style-name="P9">cell size is 7 X 7 <text:s/>no of tree <text:s/>54 <text:s/>no. of matched 829 <text:s/>acuracy is 82 % </text:p>
      <text:p text:style-name="P9">cell size is 7 X 7 <text:s/>no of tree <text:s/>55 <text:s/>no. of matched 829 <text:s/>acuracy is 82 % </text:p>
      <text:p text:style-name="P9">cell size is 7 X 7 <text:s/>no of tree <text:s/>56 <text:s/>no. of matched 833 <text:s/>acuracy is 83 % </text:p>
      <text:p text:style-name="P9">cell size is 7 X 7 <text:s/>no of tree <text:s/>57 <text:s/>no. of matched 833 <text:s/>acuracy is 83 % </text:p>
      <text:p text:style-name="P9">cell size is 7 X 7 <text:s/>no of tree <text:s/>58 <text:s/>no. of matched 828 <text:s/>acuracy is 82 % </text:p>
      <text:p text:style-name="P9">cell size is 7 X 7 <text:s/>no of tree <text:s/>59 <text:s/>no. of matched 826 <text:s/>acuracy is 82 % </text:p>
      <text:p text:style-name="P9">cell size is 7 X 7 <text:s/>no of tree <text:s/>60 <text:s/>no. of matched 823 <text:s/>acuracy is 82 % </text:p>
      <text:p text:style-name="P9">cell size is 7 X 7 <text:s/>no of tree <text:s/>61 <text:s/>no. of matched 831 <text:s/>acuracy is 83 % </text:p>
      <text:p text:style-name="P9">cell size is 7 X 7 <text:s/>no of tree <text:s/>62 <text:s/>no. of matched 829 <text:s/>acuracy is 82 % </text:p>
      <text:p text:style-name="P9">cell size is 7 X 7 <text:s/>no of tree <text:s/>63 <text:s/>no. of matched 826 <text:s/>acuracy is 82 % </text:p>
      <text:p text:style-name="P9">cell size is 7 X 7 <text:s/>no of tree <text:s/>64 <text:s/>no. of matched 823 <text:s/>acuracy is 82 % </text:p>
      <text:p text:style-name="P9">cell size is 7 X 7 <text:s/>no of tree <text:s/>65 <text:s/>no. of matched 814 <text:s/>acuracy is 81 % </text:p>
      <text:p text:style-name="P9">cell size is 7 X 7 <text:s/>no of tree <text:s/>66 <text:s/>no. of matched 821 <text:s/>acuracy is 82 % </text:p>
      <text:p text:style-name="P9">cell size is 7 X 7 <text:s/>no of tree <text:s/>67 <text:s/>no. of matched 823 <text:s/>acuracy is 82 % </text:p>
      <text:p text:style-name="P9">cell size is 7 X 7 <text:s/>no of tree <text:s/>68 <text:s/>no. of matched 825 <text:s/>acuracy is 82 % </text:p>
      <text:p text:style-name="P9">cell size is 7 X 7 <text:s/>no of tree <text:s/>69 <text:s/>no. of matched 823 <text:s/>acuracy is 82 % </text:p>
      <text:p text:style-name="P9">cell size is 14 X 14 <text:s/>no of tree <text:s/>20 <text:s/>no. of matched 620 <text:s/>acuracy is 62 % </text:p>
      <text:p text:style-name="P9">cell size is 14 X 14 <text:s/>no of tree <text:s/>21 <text:s/>no. of matched 618 <text:s/>acuracy is 61 % </text:p>
      <text:p text:style-name="P9">cell size is 14 X 14 <text:s/>no of tree <text:s/>22 <text:s/>no. of matched 611 <text:s/>acuracy is 61 % </text:p>
      <text:p text:style-name="P9">cell size is 14 X 14 <text:s/>no of tree <text:s/>23 <text:s/>no. of matched 600 <text:s/>acuracy is 60 % </text:p>
      <text:p text:style-name="P9">cell size is 14 X 14 <text:s/>no of tree <text:s/>24 <text:s/>no. of matched 610 <text:s/>acuracy is 61 % </text:p>
      <text:p text:style-name="P9">cell size is 14 X 14 <text:s/>no of tree <text:s/>25 <text:s/>no. of matched 611 <text:s/>acuracy is 61 % </text:p>
      <text:p text:style-name="P9"><text:soft-page-break/>cell size is 14 X 14 <text:s/>no of tree <text:s/>26 <text:s/>no. of matched 615 <text:s/>acuracy is 61 % </text:p>
      <text:p text:style-name="P9">cell size is 14 X 14 <text:s/>no of tree <text:s/>27 <text:s/>no. of matched 609 <text:s/>acuracy is 60 % </text:p>
      <text:p text:style-name="P9">cell size is 14 X 14 <text:s/>no of tree <text:s/>28 <text:s/>no. of matched 606 <text:s/>acuracy is 60 % </text:p>
      <text:p text:style-name="P9">cell size is 14 X 14 <text:s/>no of tree <text:s/>29 <text:s/>no. of matched 607 <text:s/>acuracy is 60 % </text:p>
      <text:p text:style-name="P9">cell size is 14 X 14 <text:s/>no of tree <text:s/>30 <text:s/>no. of matched 609 <text:s/>acuracy is 60 % </text:p>
      <text:p text:style-name="P9">cell size is 14 X 14 <text:s/>no of tree <text:s/>31 <text:s/>no. of matched 607 <text:s/>acuracy is 60 % </text:p>
      <text:p text:style-name="P9">cell size is 14 X 14 <text:s/>no of tree <text:s/>32 <text:s/>no. of matched 622 <text:s/>acuracy is 62 % </text:p>
      <text:p text:style-name="P9">cell size is 14 X 14 <text:s/>no of tree <text:s/>33 <text:s/>no. of matched 615 <text:s/>acuracy is 61 % </text:p>
      <text:p text:style-name="P9">cell size is 14 X 14 <text:s/>no of tree <text:s/>34 <text:s/>no. of matched 611 <text:s/>acuracy is 61 % </text:p>
      <text:p text:style-name="P9">cell size is 14 X 14 <text:s/>no of tree <text:s/>35 <text:s/>no. of matched 612 <text:s/>acuracy is 61 % </text:p>
      <text:p text:style-name="P9">cell size is 14 X 14 <text:s/>no of tree <text:s/>36 <text:s/>no. of matched 606 <text:s/>acuracy is 60 % </text:p>
      <text:p text:style-name="P9">cell size is 14 X 14 <text:s/>no of tree <text:s/>37 <text:s/>no. of matched 595 <text:s/>acuracy is 59 % </text:p>
      <text:p text:style-name="P9">cell size is 14 X 14 <text:s/>no of tree <text:s/>38 <text:s/>no. of matched 625 <text:s/>acuracy is 62 % </text:p>
      <text:p text:style-name="P9">cell size is 14 X 14 <text:s/>no of tree <text:s/>39 <text:s/>no. of matched 627 <text:s/>acuracy is 62 % </text:p>
      <text:p text:style-name="P9">cell size is 14 X 14 <text:s/>no of tree <text:s/>40 <text:s/>no. of matched 620 <text:s/>acuracy is 62 % </text:p>
      <text:p text:style-name="P9">cell size is 14 X 14 <text:s/>no of tree <text:s/>41 <text:s/>no. of matched 621 <text:s/>acuracy is 62 % </text:p>
      <text:p text:style-name="P9">cell size is 14 X 14 <text:s/>no of tree <text:s/>42 <text:s/>no. of matched 633 <text:s/>acuracy is 63 % </text:p>
      <text:p text:style-name="P9">cell size is 14 X 14 <text:s/>no of tree <text:s/>43 <text:s/>no. of matched 624 <text:s/>acuracy is 62 % </text:p>
      <text:p text:style-name="P9">cell size is 14 X 14 <text:s/>no of tree <text:s/>44 <text:s/>no. of matched 628 <text:s/>acuracy is 62 % </text:p>
      <text:p text:style-name="P9">cell size is 14 X 14 <text:s/>no of tree <text:s/>45 <text:s/>no. of matched 647 <text:s/>acuracy is 64 % </text:p>
      <text:p text:style-name="P9">cell size is 14 X 14 <text:s/>no of tree <text:s/>46 <text:s/>no. of matched 647 <text:s/>acuracy is 64 % </text:p>
      <text:p text:style-name="P9">cell size is 14 X 14 <text:s/>no of tree <text:s/>47 <text:s/>no. of matched 649 <text:s/>acuracy is 64 % </text:p>
      <text:p text:style-name="P9">cell size is 14 X 14 <text:s/>no of tree <text:s/>48 <text:s/>no. of matched 651 <text:s/>acuracy is 65 % </text:p>
      <text:p text:style-name="P9">cell size is 14 X 14 <text:s/>no of tree <text:s/>49 <text:s/>no. of matched 652 <text:s/>acuracy is 65 % </text:p>
      <text:p text:style-name="P9">cell size is 14 X 14 <text:s/>no of tree <text:s/>50 <text:s/>no. of matched 651 <text:s/>acuracy is 65 % </text:p>
      <text:p text:style-name="P9">cell size is 14 X 14 <text:s/>no of tree <text:s/>51 <text:s/>no. of matched 646 <text:s/>acuracy is 64 % </text:p>
      <text:p text:style-name="P9">cell size is 14 X 14 <text:s/>no of tree <text:s/>52 <text:s/>no. of matched 643 <text:s/>acuracy is 64 % </text:p>
      <text:p text:style-name="P9">cell size is 14 X 14 <text:s/>no of tree <text:s/>53 <text:s/>no. of matched 658 <text:s/>acuracy is 65 % </text:p>
      <text:p text:style-name="P9">cell size is 14 X 14 <text:s/>no of tree <text:s/>54 <text:s/>no. of matched 663 <text:s/>acuracy is 66 % </text:p>
      <text:p text:style-name="P9">cell size is 14 X 14 <text:s/>no of tree <text:s/>55 <text:s/>no. of matched 665 <text:s/>acuracy is 66 % </text:p>
      <text:p text:style-name="P9">cell size is 14 X 14 <text:s/>no of tree <text:s/>56 <text:s/>no. of matched 660 <text:s/>acuracy is 66 % </text:p>
      <text:p text:style-name="P9">cell size is 14 X 14 <text:s/>no of tree <text:s/>57 <text:s/>no. of matched 660 <text:s/>acuracy is 66 % </text:p>
      <text:p text:style-name="P9">cell size is 14 X 14 <text:s/>no of tree <text:s/>58 <text:s/>no. of matched 656 <text:s/>acuracy is 65 % </text:p>
      <text:p text:style-name="P9">cell size is 14 X 14 <text:s/>no of tree <text:s/>59 <text:s/>no. of matched 665 <text:s/>acuracy is 66 % </text:p>
      <text:p text:style-name="P9">cell size is 14 X 14 <text:s/>no of tree <text:s/>60 <text:s/>no. of matched 659 <text:s/>acuracy is 65 % </text:p>
      <text:p text:style-name="P9">cell size is 14 X 14 <text:s/>no of tree <text:s/>61 <text:s/>no. of matched 660 <text:s/>acuracy is 66 % </text:p>
      <text:p text:style-name="P9">cell size is 14 X 14 <text:s/>no of tree <text:s/>62 <text:s/>no. of matched 662 <text:s/>acuracy is 66 % </text:p>
      <text:p text:style-name="P9">cell size is 14 X 14 <text:s/>no of tree <text:s/>63 <text:s/>no. of matched 657 <text:s/>acuracy is 65 % </text:p>
      <text:p text:style-name="P9">cell size is 14 X 14 <text:s/>no of tree <text:s/>64 <text:s/>no. of matched 649 <text:s/>acuracy is 64 % </text:p>
      <text:p text:style-name="P9">cell size is 14 X 14 <text:s/>no of tree <text:s/>65 <text:s/>no. of matched 651 <text:s/>acuracy is 65 % </text:p>
      <text:p text:style-name="P9">cell size is 14 X 14 <text:s/>no of tree <text:s/>66 <text:s/>no. of matched 640 <text:s/>acuracy is 64 % </text:p>
      <text:p text:style-name="P9">cell size is 14 X 14 <text:s/>no of tree <text:s/>67 <text:s/>no. of matched 641 <text:s/>acuracy is 64 % </text:p>
      <text:p text:style-name="P9">cell size is 14 X 14 <text:s/>no of tree <text:s/>68 <text:s/>no. of matched 642 <text:s/>acuracy is 64 % </text:p>
      <text:p text:style-name="P9">cell size is 14 X 14 <text:s/>no of tree <text:s/>69 <text:s/>no. of matched 649 <text:s/>acuracy is 64 % </text:p>
      <text:p text:style-name="P9"/>
      <text:p text:style-name="P9">cell size is 28 X 28 <text:s/>no of tree <text:s/>20 <text:s/>no. of matched 358 <text:s/>acuracy is 35 % </text:p>
      <text:p text:style-name="P9">cell size is 28 X 28 <text:s/>no of tree <text:s/>21 <text:s/>no. of matched 362 <text:s/>acuracy is 36 % </text:p>
      <text:p text:style-name="P9">cell size is 28 X 28 <text:s/>no of tree <text:s/>22 <text:s/>no. of matched 357 <text:s/>acuracy is 35 % </text:p>
      <text:p text:style-name="P9">cell size is 28 X 28 <text:s/>no of tree <text:s/>23 <text:s/>no. of matched 350 <text:s/>acuracy is 35 % </text:p>
      <text:p text:style-name="P9">cell size is 28 X 28 <text:s/>no of tree <text:s/>24 <text:s/>no. of matched 344 <text:s/>acuracy is 34 % </text:p>
      <text:p text:style-name="P9"><text:soft-page-break/>cell size is 28 X 28 <text:s/>no of tree <text:s/>25 <text:s/>no. of matched 345 <text:s/>acuracy is 34 % </text:p>
      <text:p text:style-name="P9">cell size is 28 X 28 <text:s/>no of tree <text:s/>26 <text:s/>no. of matched 341 <text:s/>acuracy is 34 % </text:p>
      <text:p text:style-name="P9">cell size is 28 X 28 <text:s/>no of tree <text:s/>27 <text:s/>no. of matched 342 <text:s/>acuracy is 34 % </text:p>
      <text:p text:style-name="P9">cell size is 28 X 28 <text:s/>no of tree <text:s/>28 <text:s/>no. of matched 335 <text:s/>acuracy is 33 % </text:p>
      <text:p text:style-name="P9">cell size is 28 X 28 <text:s/>no of tree <text:s/>29 <text:s/>no. of matched 346 <text:s/>acuracy is 34 % </text:p>
      <text:p text:style-name="P9">cell size is 28 X 28 <text:s/>no of tree <text:s/>30 <text:s/>no. of matched 338 <text:s/>acuracy is 33 % </text:p>
      <text:p text:style-name="P9">cell size is 28 X 28 <text:s/>no of tree <text:s/>31 <text:s/>no. of matched 343 <text:s/>acuracy is 34 % </text:p>
      <text:p text:style-name="P9">cell size is 28 X 28 <text:s/>no of tree <text:s/>32 <text:s/>no. of matched 336 <text:s/>acuracy is 33 % </text:p>
      <text:p text:style-name="P9">cell size is 28 X 28 <text:s/>no of tree <text:s/>33 <text:s/>no. of matched 336 <text:s/>acuracy is 33 % </text:p>
      <text:p text:style-name="P9">cell size is 28 X 28 <text:s/>no of tree <text:s/>34 <text:s/>no. of matched 336 <text:s/>acuracy is 33 % </text:p>
      <text:p text:style-name="P9">cell size is 28 X 28 <text:s/>no of tree <text:s/>35 <text:s/>no. of matched 341 <text:s/>acuracy is 34 % </text:p>
      <text:p text:style-name="P9">cell size is 28 X 28 <text:s/>no of tree <text:s/>36 <text:s/>no. of matched 343 <text:s/>acuracy is 34 % </text:p>
      <text:p text:style-name="P9">cell size is 28 X 28 <text:s/>no of tree <text:s/>37 <text:s/>no. of matched 343 <text:s/>acuracy is 34 % </text:p>
      <text:p text:style-name="P9">cell size is 28 X 28 <text:s/>no of tree <text:s/>38 <text:s/>no. of matched 343 <text:s/>acuracy is 34 % </text:p>
      <text:p text:style-name="P9">cell size is 28 X 28 <text:s/>no of tree <text:s/>39 <text:s/>no. of matched 345 <text:s/>acuracy is 34 % </text:p>
      <text:p text:style-name="P9">cell size is 28 X 28 <text:s/>no of tree <text:s/>40 <text:s/>no. of matched 343 <text:s/>acuracy is 34 % </text:p>
      <text:p text:style-name="P9">cell size is 28 X 28 <text:s/>no of tree <text:s/>41 <text:s/>no. of matched 344 <text:s/>acuracy is 34 % </text:p>
      <text:p text:style-name="P9">cell size is 28 X 28 <text:s/>no of tree <text:s/>42 <text:s/>no. of matched 336 <text:s/>acuracy is 33 % </text:p>
      <text:p text:style-name="P9">cell size is 28 X 28 <text:s/>no of tree <text:s/>43 <text:s/>no. of matched 338 <text:s/>acuracy is 33 % </text:p>
      <text:p text:style-name="P9">cell size is 28 X 28 <text:s/>no of tree <text:s/>44 <text:s/>no. of matched 331 <text:s/>acuracy is 33 % </text:p>
      <text:p text:style-name="P9">cell size is 28 X 28 <text:s/>no of tree <text:s/>45 <text:s/>no. of matched 343 <text:s/>acuracy is 34 % </text:p>
      <text:p text:style-name="P9">cell size is 28 X 28 <text:s/>no of tree <text:s/>46 <text:s/>no. of matched 341 <text:s/>acuracy is 34 % </text:p>
      <text:p text:style-name="P9">cell size is 28 X 28 <text:s/>no of tree <text:s/>47 <text:s/>no. of matched 343 <text:s/>acuracy is 34 % </text:p>
      <text:p text:style-name="P9">cell size is 28 X 28 <text:s/>no of tree <text:s/>48 <text:s/>no. of matched 358 <text:s/>acuracy is 35 % </text:p>
      <text:p text:style-name="P9">cell size is 28 X 28 <text:s/>no of tree <text:s/>49 <text:s/>no. of matched 354 <text:s/>acuracy is 35 % </text:p>
      <text:p text:style-name="P9">cell size is 28 X 28 <text:s/>no of tree <text:s/>50 <text:s/>no. of matched 350 <text:s/>acuracy is 35 % </text:p>
      <text:p text:style-name="P9">cell size is 28 X 28 <text:s/>no of tree <text:s/>51 <text:s/>no. of matched 341 <text:s/>acuracy is 34 % </text:p>
      <text:p text:style-name="P9">cell size is 28 X 28 <text:s/>no of tree <text:s/>52 <text:s/>no. of matched 327 <text:s/>acuracy is 32 % </text:p>
      <text:p text:style-name="P9">cell size is 28 X 28 <text:s/>no of tree <text:s/>53 <text:s/>no. of matched 326 <text:s/>acuracy is 32 % </text:p>
      <text:p text:style-name="P9">cell size is 28 X 28 <text:s/>no of tree <text:s/>54 <text:s/>no. of matched 325 <text:s/>acuracy is 32 % </text:p>
      <text:p text:style-name="P9">cell size is 28 X 28 <text:s/>no of tree <text:s/>55 <text:s/>no. of matched 326 <text:s/>acuracy is 32 % </text:p>
      <text:p text:style-name="P9">cell size is 28 X 28 <text:s/>no of tree <text:s/>56 <text:s/>no. of matched 345 <text:s/>acuracy is 34 % </text:p>
      <text:p text:style-name="P9">cell size is 28 X 28 <text:s/>no of tree <text:s/>57 <text:s/>no. of matched 345 <text:s/>acuracy is 34 % </text:p>
      <text:p text:style-name="P9">cell size is 28 X 28 <text:s/>no of tree <text:s/>58 <text:s/>no. of matched 346 <text:s/>acuracy is 34 % </text:p>
      <text:p text:style-name="P9">cell size is 28 X 28 <text:s/>no of tree <text:s/>59 <text:s/>no. of matched 344 <text:s/>acuracy is 34 % </text:p>
      <text:p text:style-name="P9">cell size is 28 X 28 <text:s/>no of tree <text:s/>60 <text:s/>no. of matched 349 <text:s/>acuracy is 34 % </text:p>
      <text:p text:style-name="P9">cell size is 28 X 28 <text:s/>no of tree <text:s/>61 <text:s/>no. of matched 342 <text:s/>acuracy is 34 % </text:p>
      <text:p text:style-name="P9">cell size is 28 X 28 <text:s/>no of tree <text:s/>62 <text:s/>no. of matched 340 <text:s/>acuracy is 34 % </text:p>
      <text:p text:style-name="P9">cell size is 28 X 28 <text:s/>no of tree <text:s/>63 <text:s/>no. of matched 340 <text:s/>acuracy is 34 % </text:p>
      <text:p text:style-name="P9">cell size is 28 X 28 <text:s/>no of tree <text:s/>64 <text:s/>no. of matched 339 <text:s/>acuracy is 33 % </text:p>
      <text:p text:style-name="P9">cell size is 28 X 28 <text:s/>no of tree <text:s/>65 <text:s/>no. of matched 330 <text:s/>acuracy is 33 % </text:p>
      <text:p text:style-name="P9">cell size is 28 X 28 <text:s/>no of tree <text:s/>66 <text:s/>no. of matched 335 <text:s/>acuracy is 33 % </text:p>
      <text:p text:style-name="P9">cell size is 28 X 28 <text:s/>no of tree <text:s/>67 <text:s/>no. of matched 335 <text:s/>acuracy is 33 % </text:p>
      <text:p text:style-name="P9">cell size is 28 X 28 <text:s/>no of tree <text:s/>68 <text:s/>no. of matched 341 <text:s/>acuracy is 34 % </text:p>
      <text:p text:style-name="P9">cell size is 28 X 28 <text:s/>no of tree <text:s/>69 <text:s/>no. of matched 327 <text:s/>acuracy is 32 %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3d68" officeooo:paragraph-rsid="00013d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S771A: <text:s/>Assignment 3 <text:s text:c="83"/>Abhay Kumar (11008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3:15:47.774598700</meta:creation-date>
    <dc:date>2016-04-03T23:55:10.257757436</dc:date>
    <meta:editing-duration>PT32M38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5" meta:paragraph-count="232" meta:word-count="3410" meta:character-count="14220" meta:non-whitespace-character-count="9934"/>
  </office:meta>
</office:document-meta>
</file>